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01b021"/>
    </style:style>
    <style:style style:name="P2" style:family="paragraph" style:parent-style-name="Standard">
      <style:paragraph-properties fo:margin-left="0in" fo:margin-right="0.248in" fo:margin-top="0.0335in" fo:margin-bottom="0in" style:contextual-spacing="false" fo:text-align="center" style:justify-single-word="false" fo:text-indent="0in" style:auto-text-indent="false"/>
      <style:text-properties style:font-name="Liberation Mono"/>
    </style:style>
    <style:style style:name="P3" style:family="paragraph" style:parent-style-name="Standard" style:master-page-name="Standard">
      <style:paragraph-properties fo:margin-left="0in" fo:margin-right="0.248in" fo:margin-top="0.0417in" fo:margin-bottom="0in" style:contextual-spacing="false" fo:text-align="center" style:justify-single-word="false" fo:text-indent="0in" style:auto-text-indent="false" style:page-number="auto"/>
      <style:text-properties style:font-name="Liberation Mono"/>
    </style:style>
    <style:style style:name="P4" style:family="paragraph" style:parent-style-name="Heading_20_1" style:list-style-name="WWNum1">
      <style:paragraph-properties fo:margin-left="0.1126in" fo:margin-right="0in" fo:margin-top="0.0008in" fo:margin-bottom="0in" style:contextual-spacing="false" fo:line-height="100%" fo:text-align="start" style:justify-single-word="false" fo:text-indent="-0.1126in" style:auto-text-indent="false">
        <style:tab-stops>
          <style:tab-stop style:position="0.1126in"/>
        </style:tab-stops>
      </style:paragraph-properties>
    </style:style>
    <style:style style:name="P5" style:family="paragraph" style:parent-style-name="Text_20_body">
      <style:paragraph-properties fo:margin-top="0.0307in" fo:margin-bottom="0in" style:contextual-spacing="false"/>
      <style:text-properties fo:font-size="14pt" style:font-size-asian="14pt"/>
    </style:style>
    <style:style style:name="P6" style:family="paragraph" style:parent-style-name="Text_20_body">
      <style:paragraph-properties fo:margin-top="0.0299in" fo:margin-bottom="0in" style:contextual-spacing="false"/>
      <style:text-properties fo:font-size="14pt" style:font-size-asian="14pt"/>
    </style:style>
    <style:style style:name="P7" style:family="paragraph" style:parent-style-name="Text_20_body">
      <style:paragraph-properties fo:margin-top="0.0299in" fo:margin-bottom="0in" style:contextual-spacing="false"/>
      <style:text-properties style:font-name="Liberation Mono" fo:font-size="12pt" fo:font-weight="normal" officeooo:rsid="0001b021" officeooo:paragraph-rsid="0001b021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0299in" fo:margin-bottom="0in" style:contextual-spacing="false"/>
      <style:text-properties style:font-name="Liberation Mono" fo:font-size="12pt" style:text-underline-style="solid" style:text-underline-type="double" style:text-underline-width="auto" style:text-underline-color="font-color" fo:font-weight="normal" officeooo:rsid="0001b021" officeooo:paragraph-rsid="0001b021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0299in" fo:margin-bottom="0in" style:contextual-spacing="false"/>
      <style:text-properties style:font-name="Liberation Mono" fo:font-size="12pt" style:text-underline-style="solid" style:text-underline-type="double" style:text-underline-width="auto" style:text-underline-color="font-color" fo:font-weight="normal" officeooo:rsid="0001b021" officeooo:paragraph-rsid="000282e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0299in" fo:margin-bottom="0in" style:contextual-spacing="false"/>
      <style:text-properties style:font-name="Liberation Mono" fo:font-size="12pt" style:text-underline-style="solid" style:text-underline-type="double" style:text-underline-width="auto" style:text-underline-color="font-color" fo:font-weight="normal" officeooo:rsid="0001b021" officeooo:paragraph-rsid="0002da2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0299in" fo:margin-bottom="0in" style:contextual-spacing="false"/>
      <style:text-properties officeooo:paragraph-rsid="0001b021"/>
    </style:style>
    <style:style style:name="P12" style:family="paragraph" style:parent-style-name="Text_20_body">
      <style:paragraph-properties fo:margin-top="0.0575in" fo:margin-bottom="0in" style:contextual-spacing="false"/>
    </style:style>
    <style:style style:name="P13" style:family="paragraph" style:parent-style-name="Text_20_body">
      <style:paragraph-properties fo:margin-top="0.0299in" fo:margin-bottom="0in" style:contextual-spacing="false"/>
      <style:text-properties officeooo:rsid="0001b021" officeooo:paragraph-rsid="0001b021"/>
    </style:style>
    <style:style style:name="P14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1b021"/>
    </style:style>
    <style:style style:name="P15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282ef"/>
    </style:style>
    <style:style style:name="P16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2da2e"/>
    </style:style>
    <style:style style:name="P17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4b1c5"/>
    </style:style>
    <style:style style:name="P18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5567d"/>
    </style:style>
    <style:style style:name="P19" style:family="paragraph" style:parent-style-name="Text_20_body">
      <style:paragraph-properties fo:margin-top="0.0299in" fo:margin-bottom="0in" style:contextual-spacing="false"/>
      <style:text-properties officeooo:rsid="0001b021" officeooo:paragraph-rsid="000282ef"/>
    </style:style>
    <style:style style:name="P20" style:family="paragraph" style:parent-style-name="Text_20_body">
      <style:paragraph-properties fo:margin-top="0.0299in" fo:margin-bottom="0in" style:contextual-spacing="false"/>
      <style:text-properties officeooo:rsid="0001b021" officeooo:paragraph-rsid="0002da2e"/>
    </style:style>
    <style:style style:name="P21" style:family="paragraph" style:parent-style-name="Text_20_body" style:list-style-name="L1">
      <style:paragraph-properties fo:margin-top="0.0299in" fo:margin-bottom="0in" style:contextual-spacing="false"/>
      <style:text-properties officeooo:rsid="000282ef" officeooo:paragraph-rsid="000282ef"/>
    </style:style>
    <style:style style:name="P22" style:family="paragraph" style:parent-style-name="Text_20_body">
      <style:paragraph-properties fo:margin-top="0.0299in" fo:margin-bottom="0in" style:contextual-spacing="false"/>
      <style:text-properties officeooo:rsid="000282ef" officeooo:paragraph-rsid="000282ef"/>
    </style:style>
    <style:style style:name="P23" style:family="paragraph" style:parent-style-name="Text_20_body">
      <style:paragraph-properties fo:margin-top="0.0299in" fo:margin-bottom="0in" style:contextual-spacing="false"/>
      <style:text-properties officeooo:paragraph-rsid="000282ef"/>
    </style:style>
    <style:style style:name="P24" style:family="paragraph" style:parent-style-name="Text_20_body" style:list-style-name="L1">
      <style:paragraph-properties fo:margin-top="0.0299in" fo:margin-bottom="0in" style:contextual-spacing="false"/>
      <style:text-properties officeooo:paragraph-rsid="000282ef"/>
    </style:style>
    <style:style style:name="P25" style:family="paragraph" style:parent-style-name="Text_20_body" style:list-style-name="L1">
      <style:paragraph-properties fo:margin-top="0.0299in" fo:margin-bottom="0in" style:contextual-spacing="false"/>
      <style:text-properties officeooo:paragraph-rsid="0002da2e"/>
    </style:style>
    <style:style style:name="P26" style:family="paragraph" style:parent-style-name="Text_20_body" style:list-style-name="L1">
      <style:paragraph-properties fo:margin-top="0.0299in" fo:margin-bottom="0in" style:contextual-spacing="false"/>
      <style:text-properties officeooo:paragraph-rsid="0004b1c5"/>
    </style:style>
    <style:style style:name="P27" style:family="paragraph" style:parent-style-name="Text_20_body" style:list-style-name="L1">
      <style:paragraph-properties fo:margin-top="0.0299in" fo:margin-bottom="0in" style:contextual-spacing="false"/>
      <style:text-properties officeooo:paragraph-rsid="0005567d"/>
    </style:style>
    <style:style style:name="P28" style:family="paragraph" style:parent-style-name="Text_20_body" style:list-style-name="L1">
      <style:paragraph-properties fo:margin-top="0.0299in" fo:margin-bottom="0in" style:contextual-spacing="false"/>
      <style:text-properties officeooo:paragraph-rsid="00075569"/>
    </style:style>
    <style:style style:name="T1" style:family="text">
      <style:text-properties fo:font-size="14pt" style:text-underline-style="solid" style:text-underline-width="bold" style:text-underline-color="font-color" style:font-size-asian="14pt"/>
    </style:style>
    <style:style style:name="T2" style:family="text">
      <style:text-properties fo:font-size="14pt" fo:letter-spacing="-0.0035in" style:text-underline-style="solid" style:text-underline-width="bold" style:text-underline-color="font-color" style:font-size-asian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etter-spacing="-0.0043in" style:text-underline-style="solid" style:text-underline-width="bold" style:text-underline-color="font-color" style:font-size-asian="14pt"/>
    </style:style>
    <style:style style:name="T5" style:family="text">
      <style:text-properties fo:font-size="14pt" fo:letter-spacing="-0.0043in" style:text-underline-style="solid" style:text-underline-width="bold" style:text-underline-color="font-color" officeooo:rsid="000188db" style:font-size-asian="14pt"/>
    </style:style>
    <style:style style:name="T6" style:family="text">
      <style:text-properties fo:font-size="14pt" fo:letter-spacing="-0.0043in" style:text-underline-style="solid" style:text-underline-width="bold" style:text-underline-color="font-color" officeooo:rsid="0001b021" style:font-size-asian="14pt"/>
    </style:style>
    <style:style style:name="T7" style:family="text">
      <style:text-properties style:text-underline-style="none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letter-spacing="-0.0016in" style:text-underline-style="solid" style:text-underline-width="bold" style:text-underline-color="font-color" style:font-size-asian="12pt"/>
    </style:style>
    <style:style style:name="T10" style:family="text">
      <style:text-properties style:font-name="Liberation Mono" fo:font-size="12pt" style:font-size-asian="12pt" style:font-size-complex="12pt"/>
    </style:style>
    <style:style style:name="T11" style:family="text">
      <style:text-properties style:font-name="Liberation Mono" fo:font-size="12pt" fo:letter-spacing="-0.0028in" style:font-size-asian="12pt" style:font-size-complex="12pt"/>
    </style:style>
    <style:style style:name="T12" style:family="text">
      <style:text-properties style:font-name="Liberation Mono" fo:font-size="12pt" fo:letter-spacing="-0.0028in" officeooo:rsid="0000edb3" style:font-size-asian="12pt" style:font-size-complex="12pt"/>
    </style:style>
    <style:style style:name="T13" style:family="text">
      <style:text-properties style:font-name="Liberation Mono" fo:font-size="12pt" fo:letter-spacing="-0.0028in" officeooo:rsid="0001b021" style:font-size-asian="12pt" style:font-size-complex="12pt"/>
    </style:style>
    <style:style style:name="T14" style:family="text">
      <style:text-properties style:font-name="Liberation Mono" fo:font-size="12pt" fo:letter-spacing="-0.0016in" officeooo:rsid="0000edb3" style:font-size-asian="12pt" style:font-size-complex="12pt"/>
    </style:style>
    <style:style style:name="T15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fo:font-weight="normal" officeooo:rsid="0001b021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2pt" fo:font-weight="normal" officeooo:rsid="000282ef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weight="normal" officeooo:rsid="0002da2e" style:font-size-asian="12pt" style:font-weight-asian="normal" style:font-size-complex="12pt" style:font-weight-complex="normal"/>
    </style:style>
    <style:style style:name="T19" style:family="text">
      <style:text-properties style:font-name="Liberation Mono" fo:font-size="12pt" fo:font-weight="normal" officeooo:rsid="0004b1c5" style:font-size-asian="12pt" style:font-weight-asian="normal" style:font-size-complex="12pt" style:font-weight-complex="normal"/>
    </style:style>
    <style:style style:name="T20" style:family="text">
      <style:text-properties style:font-name="Liberation Mono" fo:font-size="12pt" fo:font-weight="normal" officeooo:rsid="0005567d" style:font-size-asian="12pt" style:font-weight-asian="normal" style:font-size-complex="12pt" style:font-weight-complex="normal"/>
    </style:style>
    <style:style style:name="T21" style:family="text">
      <style:text-properties style:font-name="Liberation Mono" fo:font-size="12pt" fo:font-weight="normal" officeooo:rsid="00075569" style:font-size-asian="12pt" style:font-weight-asian="normal" style:font-size-complex="12pt" style:font-weight-complex="normal"/>
    </style:style>
    <style:style style:name="T22" style:family="text">
      <style:text-properties style:font-name="Liberation Mono" fo:font-size="12pt" fo:font-weight="normal" officeooo:rsid="00083adc" style:font-size-asian="12pt" style:font-weight-asian="normal" style:font-size-complex="12pt" style:font-weight-complex="normal"/>
    </style:style>
    <style:style style:name="T2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Mono" fo:font-size="12pt" fo:font-weight="bold" officeooo:rsid="000282ef" style:font-size-asian="12pt" style:font-weight-asian="bold" style:font-size-complex="12pt" style:font-weight-complex="bold"/>
    </style:style>
    <style:style style:name="T25" style:family="text">
      <style:text-properties style:font-name="Liberation Mono" fo:font-size="12pt" fo:font-weight="bold" officeooo:rsid="0002da2e" style:font-size-asian="12pt" style:font-weight-asian="bold" style:font-size-complex="12pt" style:font-weight-complex="bold"/>
    </style:style>
    <style:style style:name="T26" style:family="text">
      <style:text-properties style:font-name="Liberation Mono" fo:font-size="12pt" fo:font-weight="bold" officeooo:rsid="0005567d" style:font-size-asian="12pt" style:font-weight-asian="bold" style:font-size-complex="12pt" style:font-weight-complex="bold"/>
    </style:style>
    <style:style style:name="T27" style:family="text">
      <style:text-properties style:font-name="Liberation Mono" fo:font-size="12pt" fo:font-style="italic" fo:font-weight="normal" officeooo:rsid="000282ef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Liberation Mono" fo:font-size="12pt" fo:font-style="italic" fo:font-weight="normal" officeooo:rsid="0002da2e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Liberation Mono" fo:font-size="12pt" fo:font-style="italic" fo:font-weight="normal" officeooo:rsid="0004b1c5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Mono" fo:font-size="12pt" fo:font-style="italic" fo:font-weight="normal" officeooo:rsid="0005567d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Mono" fo:font-size="12pt" fo:font-style="italic" fo:font-weight="normal" officeooo:rsid="0005dfda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Mono" fo:font-size="12pt" fo:font-style="italic" fo:font-weight="normal" officeooo:rsid="00075569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Mono" fo:font-size="12pt" fo:font-style="italic" fo:font-weight="normal" officeooo:rsid="00083adc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officeooo:rsid="000282ef"/>
    </style:style>
    <style:style style:name="T35" style:family="text">
      <style:text-properties officeooo:rsid="0002da2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text:span text:style-name="T1">Proiect</text:span><text:span text:style-name="T2"> </text:span><text:span text:style-name="T1">de</text:span><text:span text:style-name="T2"> </text:span><text:span text:style-name="T1">Programare </text:span><text:span text:style-name="T2">C++</text:span></text:p>
        <text:p text:style-name="P2"><text:span text:style-name="T1">-=</text:span><text:span text:style-name="T4"> </text:span><text:span text:style-name="T6">Sistem de management</text:span><text:span text:style-name="T5"> </text:span><text:span text:style-name="T6">m</text:span><text:span text:style-name="T5">agazin </text:span><text:span text:style-name="T6">o</text:span><text:span text:style-name="T5">nline</text:span><text:span text:style-name="T4"> </text:span><text:span text:style-name="T2">=-</text:span></text:p>
        <text:p text:style-name="P5" loext:marker-style-name="T3"/>
        <text:p text:style-name="P1"><text:span text:style-name="T10">Student</text:span><text:span text:style-name="T11"> </text:span><text:span text:style-name="T10">1:</text:span><text:span text:style-name="T11"> </text:span><text:span text:style-name="T12">B</text:span><text:span text:style-name="T14">ianca Badescu <text:s text:c="14"/>Student</text:span><text:span text:style-name="T12"> </text:span><text:span text:style-name="T13">2</text:span><text:span text:style-name="T14">:</text:span><text:span text:style-name="T12"> Ș</text:span><text:span text:style-name="T13">tefan Dîrlea</text:span><text:span text:style-name="T14"> <text:s text:c="12"/></text:span></text:p>
        <text:p text:style-name="P6" loext:marker-style-name="T3"/>
        <text:p text:style-name="P8">I. Organizare echipă</text:p>
        <text:p text:style-name="P7">Studentul 1 se ocupă de gestionarea unui magazin online:</text:p>
        <text:p text:style-name="P7">- adăugare, ștergere și modificare produse(preț/cantitate);</text:p>
        <text:p text:style-name="P7">- vizualizare comenzi;</text:p>
        <text:list text:style-name="WWNum1">
          <text:list-header>
            <text:h text:style-name="P4" text:outline-level="2" loext:marker-style-name="T7"><text:span text:style-name="T9"/></text:h>
          </text:list-header>
        </text:list>
        <text:p text:style-name="P7">Studentul 2 se ocupă de coș și de comenzi online:</text:p>
        <text:p text:style-name="P7">- adăugare, ștergere și modificare produselor dintr-un coș;</text:p>
        <text:p text:style-name="P11"><text:span text:style-name="T16">- crearea unei comenzi în momentul cumpărării coșului;</text:span></text:p>
        <text:p text:style-name="P12"/>
        <text:p text:style-name="P8">II. Structura datelor</text:p>
        <text:p text:style-name="P13"><text:span text:style-name="T15">Folosim clasele:</text:span></text:p>
        <text:list text:style-name="L1">
          <text:list-item>
            <text:p text:style-name="P14"><text:span text:style-name="T23">Produs</text:span><text:span text:style-name="T15">: string cod_de_bare, string denumire, int cantitate, double preț</text:span></text:p>
          </text:list-item>
          <text:list-item>
            <text:p text:style-name="P14"><text:span text:style-name="T23">DataCalendaristica:</text:span><text:span text:style-name="T15"> int zi, int luna, int an</text:span></text:p>
          </text:list-item>
        </text:list>
        <text:p text:style-name="P22"><text:span text:style-name="T15">și structura </text:span><text:span text:style-name="T23">ProdusInCos: </text:span><text:span text:style-name="T15">string cod_de_bare, int cantitate</text:span></text:p>
        <text:p text:style-name="P13"><text:span text:style-name="T15"/></text:p>
        <text:p text:style-name="P9">I<text:span text:style-name="T34">I</text:span>I. S<text:span text:style-name="T34">tructura fișierelor</text:span></text:p>
        <text:p text:style-name="P19"><text:span text:style-name="T15">Folosim </text:span><text:span text:style-name="T17">fișierele</text:span><text:span text:style-name="T15">:</text:span></text:p>
        <text:list text:continue-numbering="true" text:style-name="L1">
          <text:list-item>
            <text:p text:style-name="P15"><text:span text:style-name="T24">stoc.txt</text:span><text:span text:style-name="T17"> – stocăm detalii despre produse</text:span></text:p>
            <text:list>
              <text:list-item>
                <text:list>
                  <text:list-item>
                    <text:p text:style-name="P15"><text:span text:style-name="T17">&lt;numar_produse&gt;</text:span></text:p>
                  </text:list-item>
                  <text:list-item>
                    <text:p text:style-name="P15"><text:span text:style-name="T17">&lt;cod_de_bare produs1&gt; &lt;denumire produs1&gt; &lt;cantitate produs1&gt; &lt;pret produs1&gt;</text:span></text:p>
                  </text:list-item>
                  <text:list-item>
                    <text:p text:style-name="P21"><text:span text:style-name="T15">&lt;cod_de_bare produs2&gt; &lt;denumire produs2&gt; &lt;cantitate produs2&gt; &lt;pret produs2&gt;</text:span></text:p>
                  </text:list-item>
                  <text:list-item>
                    <text:p text:style-name="P21"><text:span text:style-name="T15">...</text:span></text:p>
                  </text:list-item>
                </text:list>
              </text:list-item>
            </text:list>
          </text:list-item>
          <text:list-item>
            <text:p text:style-name="P15"><text:span text:style-name="T24">comenzi.txt</text:span><text:span text:style-name="T17"> – stocăm detalii despre comenzile plasate</text:span></text:p>
            <text:list>
              <text:list-item>
                <text:list>
                  <text:list-item>
                    <text:p text:style-name="P15"><text:span text:style-name="T17">&lt;data comanda1&gt;</text:span></text:p>
                  </text:list-item>
                  <text:list-item>
                    <text:p text:style-name="P15"><text:span text:style-name="T17">&lt;lista cod_de_bare produse_comanda1&gt; </text:span></text:p>
                  </text:list-item>
                  <text:list-item>
                    <text:p text:style-name="P15"><text:span text:style-name="T17">&lt;data comanda2&gt;</text:span></text:p>
                  </text:list-item>
                  <text:list-item>
                    <text:p text:style-name="P15"><text:span text:style-name="T17">&lt;lista cod_de_bare produse_comanda2&gt;</text:span></text:p>
                  </text:list-item>
                  <text:list-item>
                    <text:p text:style-name="P15"><text:span text:style-name="T17">...</text:span></text:p>
                  </text:list-item>
                </text:list>
              </text:list-item>
            </text:list>
          </text:list-item>
          <text:list-item>
            <text:p text:style-name="P15"><text:span text:style-name="T24">cos_cumparaturi.txt</text:span><text:span text:style-name="T17"> – stocăm detalii despre coșul de cumpărături</text:span></text:p>
            <text:list>
              <text:list-item>
                <text:list>
                  <text:list-item>
                    <text:p text:style-name="P15"><text:span text:style-name="T17">&lt;cod_de_bare produs1&gt; &lt;cantitate produs1&gt;</text:span></text:p>
                  </text:list-item>
                  <text:list-item>
                    <text:p text:style-name="P15"><text:span text:style-name="T17">&lt;cod_de_bare produs2&gt; &lt;cantitate produs2&gt;</text:span></text:p>
                  </text:list-item>
                  <text:list-item>
                    <text:p text:style-name="P24"><text:span text:style-name="T17">...</text:span></text:p>
                  </text:list-item>
                </text:list>
              </text:list-item>
            </text:list>
          </text:list-item>
        </text:list>
        <text:p text:style-name="P23"><text:span text:style-name="T17"/></text:p>
        <text:p text:style-name="P23"><text:span text:style-name="T17"/></text:p>
        <text:p text:style-name="P23"><text:span text:style-name="T17"/></text:p>
        <text:p text:style-name="P10"><text:soft-page-break/>I<text:span text:style-name="T35">V</text:span>. <text:span text:style-name="T35">Interacționarea cu executabilele</text:span></text:p>
        <text:p text:style-name="P20"><text:span text:style-name="T15">Folosim </text:span><text:span text:style-name="T17">fișierele</text:span><text:span text:style-name="T15">:</text:span></text:p>
        <text:list text:continue-numbering="true" text:style-name="L1">
          <text:list-item>
            <text:p text:style-name="P16"><text:span text:style-name="T25">app_1.cpp</text:span><text:span text:style-name="T17"> – </text:span><text:span text:style-name="T18">comenzi:</text:span></text:p>
            <text:list>
              <text:list-item>
                <text:list>
                  <text:list-item>
                    <text:p text:style-name="P16"><text:span text:style-name="T27">./</text:span><text:span text:style-name="T28">app_1.exe vizualizare_produse_de_pe_stoc</text:span><text:span text:style-name="T18"> – pentru vizualizarea tuturor produselor disponibile pe stoc</text:span></text:p>
                  </text:list-item>
                  <text:list-item>
                    <text:p text:style-name="P25"><text:span text:style-name="T27">./</text:span><text:span text:style-name="T28">app_1.exe adaugare_produs &lt;cod_de_bare&gt;</text:span><text:span text:style-name="T18"> &lt;denumire&gt; &lt;cantitate&gt; &lt;pret&gt; – pentru adăugarea produselor pe stoc</text:span></text:p>
                  </text:list-item>
                  <text:list-item>
                    <text:p text:style-name="P26"><text:span text:style-name="T27">./</text:span><text:span text:style-name="T28">app_1.exe </text:span><text:span text:style-name="T29">stergere</text:span><text:span text:style-name="T28">_produs &lt;cod_de_bare&gt;</text:span><text:span text:style-name="T18"> – pentru </text:span><text:span text:style-name="T19">ștergerea</text:span><text:span text:style-name="T18"> produselor pe stoc</text:span></text:p>
                  </text:list-item>
                  <text:list-item>
                    <text:p text:style-name="P26"><text:span text:style-name="T27">./</text:span><text:span text:style-name="T28">app_1.exe </text:span><text:span text:style-name="T29">modificare</text:span><text:span text:style-name="T28">_produs &lt;</text:span><text:span text:style-name="T29">preț/cantitate&gt; </text:span><text:span text:style-name="T28">&lt;cod_de_bare&gt; &lt;</text:span><text:span text:style-name="T29">nr. corespunzător preț/nr. corespunzător cantitate&gt; </text:span><text:span text:style-name="T18">– pentru </text:span><text:span text:style-name="T19">modificarea prețului/cantității unui produs</text:span></text:p>
                  </text:list-item>
                  <text:list-item>
                    <text:p text:style-name="P17"><text:span text:style-name="T27">./</text:span><text:span text:style-name="T28">app_1.exe vizualizare_</text:span><text:span text:style-name="T29">comenzi</text:span><text:span text:style-name="T18"> – pentru vizualizarea tuturor </text:span><text:span text:style-name="T19">comenzilor</text:span><text:span text:style-name="T18"> </text:span><text:span text:style-name="T19">plasate</text:span></text:p>
                  </text:list-item>
                </text:list>
              </text:list-item>
            </text:list>
          </text:list-item>
          <text:list-item>
            <text:p text:style-name="P18"><text:span text:style-name="T25">app_</text:span><text:span text:style-name="T26">2</text:span><text:span text:style-name="T25">.cpp</text:span><text:span text:style-name="T17"> – </text:span><text:span text:style-name="T18">comenzi:</text:span></text:p>
            <text:list>
              <text:list-item>
                <text:list>
                  <text:list-item>
                    <text:p text:style-name="P18"><text:span text:style-name="T27">./</text:span><text:span text:style-name="T28">app_</text:span><text:span text:style-name="T30">2</text:span><text:span text:style-name="T28">.exe vizualizare_c</text:span><text:span text:style-name="T30">os</text:span><text:span text:style-name="T18"> – pentru vizualizarea tuturor </text:span><text:span text:style-name="T20">coșului de cumpărături</text:span></text:p>
                  </text:list-item>
                  <text:list-item>
                    <text:p text:style-name="P27"><text:span text:style-name="T27">./</text:span><text:span text:style-name="T28">app_</text:span><text:span text:style-name="T30">2</text:span><text:span text:style-name="T28">.exe adaugare_produs &lt;cod_de_bare&gt;</text:span><text:span text:style-name="T18"> &lt;cantitate&gt; – pentru adăugarea </text:span><text:span text:style-name="T20">unui produs în coșul de cumpărături</text:span></text:p>
                  </text:list-item>
                  <text:list-item>
                    <text:p text:style-name="P27"><text:span text:style-name="T27">./</text:span><text:span text:style-name="T28">app_</text:span><text:span text:style-name="T31">2</text:span><text:span text:style-name="T28">.exe </text:span><text:span text:style-name="T29">modificare</text:span><text:span text:style-name="T28">_produs</text:span><text:span text:style-name="T29"> </text:span><text:span text:style-name="T28">&lt;cod_de_bare&gt; &lt;</text:span><text:span text:style-name="T29">nr. corespunzător </text:span><text:span text:style-name="T30">cantității</text:span><text:span text:style-name="T29">&gt; </text:span><text:span text:style-name="T18">– pentru </text:span><text:span text:style-name="T19">modificarea cantității unui produs </text:span><text:span text:style-name="T20">existent în coșul de cumpărături</text:span></text:p>
                  </text:list-item>
                  <text:list-item>
                    <text:p text:style-name="P28"><text:span text:style-name="T27">./</text:span><text:span text:style-name="T28">app_</text:span><text:span text:style-name="T32">2</text:span><text:span text:style-name="T28">.exe </text:span><text:span text:style-name="T29">stergere</text:span><text:span text:style-name="T28">_produs &lt;cod_de_bare&gt;</text:span><text:span text:style-name="T18"> – pentru </text:span><text:span text:style-name="T19">ștergerea</text:span><text:span text:style-name="T18"> produselor </text:span><text:span text:style-name="T21">din coș</text:span></text:p>
                  </text:list-item>
                  <text:list-item>
                    <text:p text:style-name="P27"><text:span text:style-name="T27">./</text:span><text:span text:style-name="T28">app_</text:span><text:span text:style-name="T33">2</text:span><text:span text:style-name="T28">.exe </text:span><text:span text:style-name="T33">cumparare</text:span><text:span text:style-name="T18"> – pentru </text:span><text:span text:style-name="T22">plasarea unei comenzi pe baza coșului de cumpărături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283in" fo:margin-bottom="0in" style:contextual-spacing="false"/>
      <style:text-properties style:font-name="Times New Roman1" fo:font-family="'Times New Roman'" style:font-family-generic="roman" style:font-pitch="variable" fo:font-size="12pt" fo:language="ro" fo:country="RO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126in" fo:text-indent="-0.2402in" style:auto-text-indent="false"/>
      <style:text-properties style:font-name="Times New Roman1" fo:font-family="'Times New Roman'" style:font-family-generic="roman" style:font-pitch="variable" fo:font-size="14pt" fo:language="ro" fo:country="RO" fo:font-style="italic" style:text-underline-style="solid" style:text-underline-width="auto" style:text-underline-color="#000000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0.0965in" fo:margin-top="0.0283in" fo:margin-bottom="0in" style:contextual-spacing="false" fo:text-indent="-0.0965in" style:auto-text-indent="false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ro" fo:country="RO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normal" fo:language="ro" fo:country="RO" fo:font-style="normal" fo:font-weight="normal" style:font-name-asian="Microsoft Sans Serif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ro" fo:country="RO" style:language-asian="en" style:country-asian="US" style:language-complex="ar" style:country-complex="SA"/>
    </style:style>
    <style:style style:name="ListLabel_20_4" style:display-name="ListLabel 4" style:family="text">
      <style:text-properties fo:language="ro" fo:country="RO" style:language-asian="en" style:country-asian="US" style:language-complex="ar" style:country-complex="SA"/>
    </style:style>
    <style:style style:name="ListLabel_20_5" style:display-name="ListLabel 5" style:family="text">
      <style:text-properties fo:language="ro" fo:country="RO" style:language-asian="en" style:country-asian="US" style:language-complex="ar" style:country-complex="SA"/>
    </style:style>
    <style:style style:name="ListLabel_20_6" style:display-name="ListLabel 6" style:family="text">
      <style:text-properties fo:language="ro" fo:country="RO" style:language-asian="en" style:country-asian="US" style:language-complex="ar" style:country-complex="SA"/>
    </style:style>
    <style:style style:name="ListLabel_20_7" style:display-name="ListLabel 7" style:family="text">
      <style:text-properties fo:language="ro" fo:country="RO" style:language-asian="en" style:country-asian="US" style:language-complex="ar" style:country-complex="SA"/>
    </style:style>
    <style:style style:name="ListLabel_20_8" style:display-name="ListLabel 8" style:family="text">
      <style:text-properties fo:language="ro" fo:country="RO" style:language-asian="en" style:country-asian="US" style:language-complex="ar" style:country-complex="SA"/>
    </style:style>
    <style:style style:name="ListLabel_20_9" style:display-name="ListLabel 9" style:family="text">
      <style:text-properties fo:language="ro" fo:country="RO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etter-spacing="normal" fo:language="ro" fo:country="RO" fo:font-style="normal" fo:font-weight="normal" style:font-name-asian="Microsoft Sans Serif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o" fo:country="RO" style:language-asian="en" style:country-asian="US" style:language-complex="ar" style:country-complex="SA"/>
    </style:style>
    <style:style style:name="ListLabel_20_12" style:display-name="ListLabel 12" style:family="text">
      <style:text-properties fo:language="ro" fo:country="RO" style:language-asian="en" style:country-asian="US" style:language-complex="ar" style:country-complex="SA"/>
    </style:style>
    <style:style style:name="ListLabel_20_13" style:display-name="ListLabel 13" style:family="text">
      <style:text-properties fo:language="ro" fo:country="RO" style:language-asian="en" style:country-asian="US" style:language-complex="ar" style:country-complex="SA"/>
    </style:style>
    <style:style style:name="ListLabel_20_14" style:display-name="ListLabel 14" style:family="text">
      <style:text-properties fo:language="ro" fo:country="RO" style:language-asian="en" style:country-asian="US" style:language-complex="ar" style:country-complex="SA"/>
    </style:style>
    <style:style style:name="ListLabel_20_15" style:display-name="ListLabel 15" style:family="text">
      <style:text-properties fo:language="ro" fo:country="RO" style:language-asian="en" style:country-asian="US" style:language-complex="ar" style:country-complex="SA"/>
    </style:style>
    <style:style style:name="ListLabel_20_16" style:display-name="ListLabel 16" style:family="text">
      <style:text-properties fo:language="ro" fo:country="RO" style:language-asian="en" style:country-asian="US" style:language-complex="ar" style:country-complex="SA"/>
    </style:style>
    <style:style style:name="ListLabel_20_17" style:display-name="ListLabel 17" style:family="text">
      <style:text-properties fo:language="ro" fo:country="RO" style:language-asian="en" style:country-asian="US" style:language-complex="ar" style:country-complex="SA"/>
    </style:style>
    <style:style style:name="ListLabel_20_18" style:display-name="ListLabel 18" style:family="text">
      <style:text-properties fo:language="ro" fo:country="RO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letter-spacing="-0.0008in" fo:language="ro" fo:country="RO" fo:font-style="italic" style:text-underline-style="solid" style:text-underline-width="bold" style:text-underline-color="#000000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 style:font-weight-complex="normal" style:text-scale="83%"/>
    </style:style>
    <style:style style:name="ListLabel_20_20" style:display-name="ListLabel 20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ro" fo:country="RO" style:language-asian="en" style:country-asian="US" style:language-complex="ar" style:country-complex="SA"/>
    </style:style>
    <style:style style:name="ListLabel_20_22" style:display-name="ListLabel 22" style:family="text">
      <style:text-properties fo:language="ro" fo:country="RO" style:language-asian="en" style:country-asian="US" style:language-complex="ar" style:country-complex="SA"/>
    </style:style>
    <style:style style:name="ListLabel_20_23" style:display-name="ListLabel 23" style:family="text">
      <style:text-properties fo:language="ro" fo:country="RO" style:language-asian="en" style:country-asian="US" style:language-complex="ar" style:country-complex="SA"/>
    </style:style>
    <style:style style:name="ListLabel_20_24" style:display-name="ListLabel 24" style:family="text">
      <style:text-properties fo:language="ro" fo:country="RO" style:language-asian="en" style:country-asian="US" style:language-complex="ar" style:country-complex="SA"/>
    </style:style>
    <style:style style:name="ListLabel_20_25" style:display-name="ListLabel 25" style:family="text">
      <style:text-properties fo:language="ro" fo:country="RO" style:language-asian="en" style:country-asian="US" style:language-complex="ar" style:country-complex="SA"/>
    </style:style>
    <style:style style:name="ListLabel_20_26" style:display-name="ListLabel 26" style:family="text">
      <style:text-properties fo:language="ro" fo:country="RO" style:language-asian="en" style:country-asian="US" style:language-complex="ar" style:country-complex="SA"/>
    </style:style>
    <style:style style:name="ListLabel_20_27" style:display-name="ListLabel 27" style:family="text">
      <style:text-properties fo:language="ro" fo:country="RO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5965in"/>
        </style:list-level-properties>
        <style:text-properties fo:font-family="'Times New Roman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280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963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64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331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0154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698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3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1626in" fo:margin-left="0.1618in"/>
        </style:list-level-properties>
      </text:list-level-style-number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0965in"/>
        </style:list-level-properties>
        <style:text-properties fo:font-family="'Times New Roman'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0.898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6291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36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092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8236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555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28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1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445in" fo:margin-bottom="0.1945in" fo:margin-left="1in" fo:margin-right="0.75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iect de Programare / C++ - Model</dc:title>
    <meta:creation-date>2025-05-21T15:36:55</meta:creation-date>
    <dc:date>2025-05-26T16:31:34.657605938</dc:date>
    <meta:editing-duration>PT17M49S</meta:editing-duration>
    <meta:generator>LibreOffice/24.2.7.2$Linux_X86_64 LibreOffice_project/420$Build-2</meta:generator>
    <meta:editing-cycles>8</meta:editing-cycles>
    <meta:document-statistic meta:table-count="0" meta:image-count="0" meta:object-count="0" meta:page-count="2" meta:paragraph-count="46" meta:word-count="298" meta:character-count="2393" meta:non-whitespace-character-count="2127"/>
    <meta:user-defined meta:name="AppVersion">12.0000</meta:user-defined>
    <meta:user-defined meta:name="Created" meta:value-type="date">2025-05-21T00:00:00</meta:user-defined>
    <meta:user-defined meta:name="LastSaved" meta:value-type="date">2025-05-21T00:00:00</meta:user-defined>
    <meta:user-defined meta:name="Producer">Skia/PDF m114 Google Docs Renderer</meta:user-defined>
    <meta:template xlink:type="simple" xlink:actuate="onRequest" xlink:title="Normal" xlink:href=""/>
  </office:meta>
</office:document-meta>
</file>